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position="0% 100%" fo:font-size="16pt" officeooo:rsid="000770cf" officeooo:paragraph-rsid="000846bb" style:font-size-asian="14pt" style:font-size-complex="16pt"/>
    </style:style>
    <style:style style:name="P2" style:family="paragraph" style:parent-style-name="Standard">
      <style:text-properties style:text-line-through-style="none" style:text-line-through-type="none" style:text-position="0% 100%" fo:font-size="16pt" style:text-underline-style="solid" style:text-underline-width="auto" style:text-underline-color="font-color" officeooo:rsid="0008c80e" officeooo:paragraph-rsid="000846bb" style:font-size-asian="14pt" style:font-size-complex="16pt"/>
    </style:style>
    <style:style style:name="P3" style:family="paragraph" style:parent-style-name="Standard">
      <style:text-properties style:text-line-through-style="none" style:text-line-through-type="none" style:text-position="0% 100%" fo:font-size="16pt" style:text-underline-style="none" officeooo:rsid="0008c80e" officeooo:paragraph-rsid="000846bb" style:font-size-asian="14pt" style:font-size-complex="16pt"/>
    </style:style>
    <style:style style:name="P4" style:family="paragraph" style:parent-style-name="Standard">
      <style:text-properties style:text-line-through-style="none" style:text-line-through-type="none" style:text-position="0% 100%" fo:font-size="16pt" style:text-underline-style="none" officeooo:rsid="000aaa9b" officeooo:paragraph-rsid="000846bb" style:font-size-asian="14pt" style:font-size-complex="16pt"/>
    </style:style>
    <style:style style:name="P5" style:family="paragraph" style:parent-style-name="Standard">
      <style:text-properties style:text-line-through-style="none" style:text-line-through-type="none" fo:font-size="16pt" style:text-underline-style="solid" style:text-underline-width="auto" style:text-underline-color="font-color" officeooo:rsid="000770cf" officeooo:paragraph-rsid="000846bb" style:font-size-asian="14pt" style:font-size-complex="16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8c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SQL Assignment-</text:span><text:span text:style-name="T2">3</text:span></text:p>
      <text:p text:style-name="P2"/>
      <text:p text:style-name="P3">1) Does ANSI recognize the data type DATE?</text:p>
      <text:p text:style-name="P4">ANS; NO.</text:p>
      <text:p text:style-name="P4"/>
      <text:p text:style-name="P4">2) which subdivision of sql is used to insert values in tables?</text:p>
      <text:p text:style-name="P4">And ; Updat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18:36.048620299</meta:creation-date>
    <dc:date>2023-09-11T21:18:54.593708446</dc:date>
    <meta:editing-duration>PT19S</meta:editing-duration>
    <meta:editing-cycles>1</meta:editing-cycles>
    <meta:document-statistic meta:table-count="0" meta:image-count="0" meta:object-count="0" meta:page-count="1" meta:paragraph-count="5" meta:word-count="27" meta:character-count="142" meta:non-whitespace-character-count="120"/>
    <meta:generator>LibreOffice/7.3.7.2$Linux_X86_64 LibreOffice_project/30$Build-2</meta:generator>
  </office:meta>
</office:document-meta>
</file>